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247cm" loext:contextual-spacing="false" fo:text-align="start" style:justify-single-word="false"/>
      <style:text-properties officeooo:rsid="000d4a28" officeooo:paragraph-rsid="0000c4d3"/>
    </style:style>
    <style:style style:name="P2" style:family="paragraph" style:parent-style-name="Text_20_body">
      <style:paragraph-properties fo:margin-top="0cm" fo:margin-bottom="0.247cm" loext:contextual-spacing="false" fo:text-align="start" style:justify-single-word="false"/>
      <style:text-properties officeooo:rsid="0011bd61" officeooo:paragraph-rsid="0000c4d3"/>
    </style:style>
    <style:style style:name="P3" style:family="paragraph" style:parent-style-name="Text_20_body">
      <style:paragraph-properties fo:margin-top="0cm" fo:margin-bottom="0.247cm" loext:contextual-spacing="false" fo:text-align="start" style:justify-single-word="false"/>
      <style:text-properties officeooo:rsid="000fe9ec" officeooo:paragraph-rsid="0000c4d3"/>
    </style:style>
    <style:style style:name="P4" style:family="paragraph" style:parent-style-name="Text_20_body">
      <style:paragraph-properties fo:margin-top="0cm" fo:margin-bottom="0.247cm" loext:contextual-spacing="false" fo:text-align="start" style:justify-single-word="false"/>
      <style:text-properties officeooo:rsid="00136cde" officeooo:paragraph-rsid="0000c4d3"/>
    </style:style>
    <style:style style:name="P5" style:family="paragraph" style:parent-style-name="Text_20_body">
      <style:paragraph-properties fo:margin-top="0cm" fo:margin-bottom="0.247cm" loext:contextual-spacing="false" fo:text-align="start" style:justify-single-word="false"/>
      <style:text-properties officeooo:rsid="0000cc88" officeooo:paragraph-rsid="0000cc88"/>
    </style:style>
    <style:style style:name="P6" style:family="paragraph" style:parent-style-name="Text_20_body">
      <style:paragraph-properties fo:margin-top="0cm" fo:margin-bottom="0.247cm" loext:contextual-spacing="false" fo:text-align="start" style:justify-single-word="false"/>
      <style:text-properties officeooo:rsid="0000cc88" officeooo:paragraph-rsid="0002316c"/>
    </style:style>
    <style:style style:name="T1" style:family="text">
      <style:text-properties style:font-name="Arial"/>
    </style:style>
    <style:style style:name="T2" style:family="text">
      <style:text-properties style:font-name="Arial" officeooo:rsid="000fa35b"/>
    </style:style>
    <style:style style:name="T3" style:family="text">
      <style:text-properties style:font-name="Arial" officeooo:rsid="000d4a28"/>
    </style:style>
    <style:style style:name="T4" style:family="text">
      <style:text-properties style:font-name="Arial" officeooo:rsid="001dcf8f"/>
    </style:style>
    <style:style style:name="T5" style:family="text">
      <style:text-properties fo:color="#000000" style:font-name="Arial" officeooo:rsid="000fa3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P</text:span><text:span text:style-name="T1">arâmetros:</text:span><text:span text:style-name="T3"> </text:span><text:span text:style-name="T5">delta epsilon p c</text:span></text:p>
      <text:p text:style-name="P3"><text:span text:style-name="T2">V</text:span><text:span text:style-name="T1">irus no sangue (log)</text:span></text:p>
      <text:p text:style-name="P4"><text:span text:style-name="T1">PAT1:</text:span></text:p>
      <text:p text:style-name="P1"><text:span text:style-name="T1">Primeiro teste: </text:span><text:span text:style-name="T2">max iter = 100</text:span></text:p>
      <text:p text:style-name="P1"><text:span text:style-name="T1">&gt; GENERATION AVERAGE: 2.620680879576206</text:span></text:p>
      <text:p text:style-name="P1"><text:span text:style-name="T1">&gt; GENERATION BEST: 2.620680879576206</text:span></text:p>
      <text:p text:style-name="P1"><text:span text:style-name="T1">&gt; BEST SOLUTION: [0.36345107021481604, 0.9266117218070075, 1.646712190483244, 2.5276970537844448] </text:span></text:p>
      <text:p text:style-name="P5"><text:span text:style-name="T1">Segundo teste: max iter = 200</text:span></text:p>
      <text:p text:style-name="P5"><text:span text:style-name="T1"><text:s/>&gt; GENERATION AVERAGE: 2.620680879576206</text:span></text:p>
      <text:p text:style-name="P5"><text:span text:style-name="T1">&gt; GENERATION BEST: 2.620680879576206</text:span></text:p>
      <text:p text:style-name="P5"><text:span text:style-name="T1">&gt; BEST SOLUTION: [0.15793861521036182, 0.9875055485711045, 1.000543730772084, 4.562025873063025] </text:span></text:p>
      <text:p text:style-name="P5"><text:span text:style-name="T1"/></text:p>
      <text:p text:style-name="P6"><text:span text:style-name="T4">Terceiro</text:span><text:span text:style-name="T1"> teste: max iter = </text:span><text:span text:style-name="T4">1000</text:span></text:p>
      <text:p text:style-name="P6"><text:span text:style-name="T4"><text:s/>&gt; GENERATION AVERAGE: 2.620680879576206</text:span></text:p>
      <text:p text:style-name="P6"><text:span text:style-name="T4">&gt; GENERATION BEST: 2.620680879576206</text:span></text:p>
      <text:p text:style-name="P6"><text:span text:style-name="T4">&gt; BEST SOLUTION: [0.549368894685639, 0.971976559807145, 3.601056783627718, 5.866962215178798]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9-11-26T16:43:27.306000000</dc:date>
    <meta:editing-duration>PT43M46S</meta:editing-duration>
    <meta:editing-cycles>2</meta:editing-cycles>
    <meta:document-statistic meta:table-count="0" meta:image-count="0" meta:object-count="0" meta:page-count="1" meta:paragraph-count="15" meta:word-count="73" meta:character-count="661" meta:non-whitespace-character-count="598"/>
  </office:meta>
</office:document-meta>
</file>